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77mm"/>
    </style:style>
    <style:style style:name="co3" style:family="table-column">
      <style:table-column-properties fo:break-before="auto" style:column-width="79.16mm"/>
    </style:style>
    <style:style style:name="co4" style:family="table-column">
      <style:table-column-properties fo:break-before="auto" style:column-width="61.42mm"/>
    </style:style>
    <style:style style:name="ro1" style:family="table-row">
      <style:table-row-properties style:row-height="11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cd4d1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PA0</text:p>
          </table:table-cell>
          <table:table-cell office:value-type="float" office:value="0" calcext:value-type="float">
            <text:p>0</text:p>
          </table:table-cell>
          <table:table-cell table:formula="of:=&quot;config BLDC_&quot;&amp;[.$B$30]&amp;&quot;_&quot;&amp;[.A1]" office:value-type="string" office:string-value="config BLDC_PWM2C_PA0" calcext:value-type="string">
            <text:p>config BLDC_PWM2C_PA0</text:p>
          </table:table-cell>
          <table:table-cell table:formula="of:=&quot;bool &quot;&quot;&quot;&amp;[.A1]&amp;&quot;&quot;&quot;&quot;" office:value-type="string" office:string-value="bool &quot;PA0&quot;" calcext:value-type="string">
            <text:p>bool "PA0"</text:p>
          </table:table-cell>
          <table:table-cell table:formula="of:=&quot;    &quot;&amp;[.C1]&amp;CHAR(13)&amp;&quot;        &quot;&amp;[.D1]" office:value-type="string" office:string-value="    config BLDC_PWM2C_PA0&#13;        bool &quot;PA0&quot;" calcext:value-type="string">
            <text:p><text:s text:c="4"/>config BLDC_PWM2C_PA0 <text:s text:c="7"/>bool "PA0"</text:p>
          </table:table-cell>
          <table:table-cell table:number-columns-repeated="3"/>
          <table:table-cell table:formula="of:=&quot;    &quot;&amp;&quot;default &quot;&amp;[.B1]&amp;&quot; if BLDC_&quot;&amp;[.$B$30]&amp;&quot;_&quot;&amp;[.A1]" office:value-type="string" office:string-value="    default 0 if BLDC_PWM2C_PA0" calcext:value-type="string">
            <text:p><text:s text:c="4"/>default 0 if BLDC_PWM2C_PA0</text:p>
          </table:table-cell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1" calcext:value-type="float">
            <text:p>1</text:p>
          </table:table-cell>
          <table:table-cell table:formula="of:=&quot;config BLDC_&quot;&amp;[.$B$30]&amp;&quot;_&quot;&amp;[.A2]" office:value-type="string" office:string-value="config BLDC_PWM2C_PA1" calcext:value-type="string">
            <text:p>config BLDC_PWM2C_PA1</text:p>
          </table:table-cell>
          <table:table-cell table:formula="of:=&quot;bool &quot;&quot;&quot;&amp;[.A2]&amp;&quot;&quot;&quot;&quot;" office:value-type="string" office:string-value="bool &quot;PA1&quot;" calcext:value-type="string">
            <text:p>bool "PA1"</text:p>
          </table:table-cell>
          <table:table-cell table:formula="of:=&quot;    &quot;&amp;[.C2]&amp;CHAR(13)&amp;&quot;        &quot;&amp;[.D2]" office:value-type="string" office:string-value="    config BLDC_PWM2C_PA1&#13;        bool &quot;PA1&quot;" calcext:value-type="string">
            <text:p><text:s text:c="4"/>config BLDC_PWM2C_PA1 <text:s text:c="7"/>bool "PA1"</text:p>
          </table:table-cell>
          <table:table-cell table:number-columns-repeated="3"/>
          <table:table-cell table:formula="of:=&quot;    &quot;&amp;&quot;default &quot;&amp;[.B2]&amp;&quot; if BLDC_&quot;&amp;[.$B$30]&amp;&quot;_&quot;&amp;[.A2]" office:value-type="string" office:string-value="    default 1 if BLDC_PWM2C_PA1" calcext:value-type="string">
            <text:p><text:s text:c="4"/>default 1 if BLDC_PWM2C_PA1</text:p>
          </table:table-cell>
        </table:table-row>
        <table:table-row table:style-name="ro2">
          <table:table-cell office:value-type="string" calcext:value-type="string">
            <text:p>PA5</text:p>
          </table:table-cell>
          <table:table-cell office:value-type="float" office:value="5" calcext:value-type="float">
            <text:p>5</text:p>
          </table:table-cell>
          <table:table-cell table:formula="of:=&quot;config BLDC_&quot;&amp;[.$B$30]&amp;&quot;_&quot;&amp;[.A3]" office:value-type="string" office:string-value="config BLDC_PWM2C_PA5" calcext:value-type="string">
            <text:p>config BLDC_PWM2C_PA5</text:p>
          </table:table-cell>
          <table:table-cell table:formula="of:=&quot;bool &quot;&quot;&quot;&amp;[.A3]&amp;&quot;&quot;&quot;&quot;" office:value-type="string" office:string-value="bool &quot;PA5&quot;" calcext:value-type="string">
            <text:p>bool "PA5"</text:p>
          </table:table-cell>
          <table:table-cell table:formula="of:=&quot;    &quot;&amp;[.C3]&amp;CHAR(13)&amp;&quot;        &quot;&amp;[.D3]" office:value-type="string" office:string-value="    config BLDC_PWM2C_PA5&#13;        bool &quot;PA5&quot;" calcext:value-type="string">
            <text:p><text:s text:c="4"/>config BLDC_PWM2C_PA5 <text:s text:c="7"/>bool "PA5"</text:p>
          </table:table-cell>
          <table:table-cell table:number-columns-repeated="3"/>
          <table:table-cell table:formula="of:=&quot;    &quot;&amp;&quot;default &quot;&amp;[.B3]&amp;&quot; if BLDC_&quot;&amp;[.$B$30]&amp;&quot;_&quot;&amp;[.A3]" office:value-type="string" office:string-value="    default 5 if BLDC_PWM2C_PA5" calcext:value-type="string">
            <text:p><text:s text:c="4"/>default 5 if BLDC_PWM2C_PA5</text:p>
          </table:table-cell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6" calcext:value-type="float">
            <text:p>6</text:p>
          </table:table-cell>
          <table:table-cell table:formula="of:=&quot;config BLDC_&quot;&amp;[.$B$30]&amp;&quot;_&quot;&amp;[.A4]" office:value-type="string" office:string-value="config BLDC_PWM2C_PA6" calcext:value-type="string">
            <text:p>config BLDC_PWM2C_PA6</text:p>
          </table:table-cell>
          <table:table-cell table:formula="of:=&quot;bool &quot;&quot;&quot;&amp;[.A4]&amp;&quot;&quot;&quot;&quot;" office:value-type="string" office:string-value="bool &quot;PA6&quot;" calcext:value-type="string">
            <text:p>bool "PA6"</text:p>
          </table:table-cell>
          <table:table-cell table:formula="of:=&quot;    &quot;&amp;[.C4]&amp;CHAR(13)&amp;&quot;        &quot;&amp;[.D4]" office:value-type="string" office:string-value="    config BLDC_PWM2C_PA6&#13;        bool &quot;PA6&quot;" calcext:value-type="string">
            <text:p><text:s text:c="4"/>config BLDC_PWM2C_PA6 <text:s text:c="7"/>bool "PA6"</text:p>
          </table:table-cell>
          <table:table-cell table:number-columns-repeated="3"/>
          <table:table-cell table:formula="of:=&quot;    &quot;&amp;&quot;default &quot;&amp;[.B4]&amp;&quot; if BLDC_&quot;&amp;[.$B$30]&amp;&quot;_&quot;&amp;[.A4]" office:value-type="string" office:string-value="    default 6 if BLDC_PWM2C_PA6" calcext:value-type="string">
            <text:p><text:s text:c="4"/>default 6 if BLDC_PWM2C_PA6</text:p>
          </table:table-cell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7" calcext:value-type="float">
            <text:p>7</text:p>
          </table:table-cell>
          <table:table-cell table:formula="of:=&quot;config BLDC_&quot;&amp;[.$B$30]&amp;&quot;_&quot;&amp;[.A5]" office:value-type="string" office:string-value="config BLDC_PWM2C_PA7" calcext:value-type="string">
            <text:p>config BLDC_PWM2C_PA7</text:p>
          </table:table-cell>
          <table:table-cell table:formula="of:=&quot;bool &quot;&quot;&quot;&amp;[.A5]&amp;&quot;&quot;&quot;&quot;" office:value-type="string" office:string-value="bool &quot;PA7&quot;" calcext:value-type="string">
            <text:p>bool "PA7"</text:p>
          </table:table-cell>
          <table:table-cell table:formula="of:=&quot;    &quot;&amp;[.C5]&amp;CHAR(13)&amp;&quot;        &quot;&amp;[.D5]" office:value-type="string" office:string-value="    config BLDC_PWM2C_PA7&#13;        bool &quot;PA7&quot;" calcext:value-type="string">
            <text:p><text:s text:c="4"/>config BLDC_PWM2C_PA7 <text:s text:c="7"/>bool "PA7"</text:p>
          </table:table-cell>
          <table:table-cell table:number-columns-repeated="3"/>
          <table:table-cell table:formula="of:=&quot;    &quot;&amp;&quot;default &quot;&amp;[.B5]&amp;&quot; if BLDC_&quot;&amp;[.$B$30]&amp;&quot;_&quot;&amp;[.A5]" office:value-type="string" office:string-value="    default 7 if BLDC_PWM2C_PA7" calcext:value-type="string">
            <text:p><text:s text:c="4"/>default 7 if BLDC_PWM2C_PA7</text:p>
          </table:table-cell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8" calcext:value-type="float">
            <text:p>8</text:p>
          </table:table-cell>
          <table:table-cell table:formula="of:=&quot;config BLDC_&quot;&amp;[.$B$30]&amp;&quot;_&quot;&amp;[.A6]" office:value-type="string" office:string-value="config BLDC_PWM2C_PA8" calcext:value-type="string">
            <text:p>config BLDC_PWM2C_PA8</text:p>
          </table:table-cell>
          <table:table-cell table:formula="of:=&quot;bool &quot;&quot;&quot;&amp;[.A6]&amp;&quot;&quot;&quot;&quot;" office:value-type="string" office:string-value="bool &quot;PA8&quot;" calcext:value-type="string">
            <text:p>bool "PA8"</text:p>
          </table:table-cell>
          <table:table-cell table:formula="of:=&quot;    &quot;&amp;[.C6]&amp;CHAR(13)&amp;&quot;        &quot;&amp;[.D6]" office:value-type="string" office:string-value="    config BLDC_PWM2C_PA8&#13;        bool &quot;PA8&quot;" calcext:value-type="string">
            <text:p><text:s text:c="4"/>config BLDC_PWM2C_PA8 <text:s text:c="7"/>bool "PA8"</text:p>
          </table:table-cell>
          <table:table-cell table:number-columns-repeated="3"/>
          <table:table-cell table:formula="of:=&quot;    &quot;&amp;&quot;default &quot;&amp;[.B6]&amp;&quot; if BLDC_&quot;&amp;[.$B$30]&amp;&quot;_&quot;&amp;[.A6]" office:value-type="string" office:string-value="    default 8 if BLDC_PWM2C_PA8" calcext:value-type="string">
            <text:p><text:s text:c="4"/>default 8 if BLDC_PWM2C_PA8</text:p>
          </table:table-cell>
        </table:table-row>
        <table:table-row table:style-name="ro2">
          <table:table-cell office:value-type="string" calcext:value-type="string">
            <text:p>PA9</text:p>
          </table:table-cell>
          <table:table-cell office:value-type="float" office:value="9" calcext:value-type="float">
            <text:p>9</text:p>
          </table:table-cell>
          <table:table-cell table:formula="of:=&quot;config BLDC_&quot;&amp;[.$B$30]&amp;&quot;_&quot;&amp;[.A7]" office:value-type="string" office:string-value="config BLDC_PWM2C_PA9" calcext:value-type="string">
            <text:p>config BLDC_PWM2C_PA9</text:p>
          </table:table-cell>
          <table:table-cell table:formula="of:=&quot;bool &quot;&quot;&quot;&amp;[.A7]&amp;&quot;&quot;&quot;&quot;" office:value-type="string" office:string-value="bool &quot;PA9&quot;" calcext:value-type="string">
            <text:p>bool "PA9"</text:p>
          </table:table-cell>
          <table:table-cell table:formula="of:=&quot;    &quot;&amp;[.C7]&amp;CHAR(13)&amp;&quot;        &quot;&amp;[.D7]" office:value-type="string" office:string-value="    config BLDC_PWM2C_PA9&#13;        bool &quot;PA9&quot;" calcext:value-type="string">
            <text:p><text:s text:c="4"/>config BLDC_PWM2C_PA9 <text:s text:c="7"/>bool "PA9"</text:p>
          </table:table-cell>
          <table:table-cell table:number-columns-repeated="3"/>
          <table:table-cell table:formula="of:=&quot;    &quot;&amp;&quot;default &quot;&amp;[.B7]&amp;&quot; if BLDC_&quot;&amp;[.$B$30]&amp;&quot;_&quot;&amp;[.A7]" office:value-type="string" office:string-value="    default 9 if BLDC_PWM2C_PA9" calcext:value-type="string">
            <text:p><text:s text:c="4"/>default 9 if BLDC_PWM2C_PA9</text:p>
          </table:table-cell>
        </table:table-row>
        <table:table-row table:style-name="ro2">
          <table:table-cell office:value-type="string" calcext:value-type="string">
            <text:p>PA10</text:p>
          </table:table-cell>
          <table:table-cell office:value-type="float" office:value="10" calcext:value-type="float">
            <text:p>10</text:p>
          </table:table-cell>
          <table:table-cell table:formula="of:=&quot;config BLDC_&quot;&amp;[.$B$30]&amp;&quot;_&quot;&amp;[.A8]" office:value-type="string" office:string-value="config BLDC_PWM2C_PA10" calcext:value-type="string">
            <text:p>config BLDC_PWM2C_PA10</text:p>
          </table:table-cell>
          <table:table-cell table:formula="of:=&quot;bool &quot;&quot;&quot;&amp;[.A8]&amp;&quot;&quot;&quot;&quot;" office:value-type="string" office:string-value="bool &quot;PA10&quot;" calcext:value-type="string">
            <text:p>bool "PA10"</text:p>
          </table:table-cell>
          <table:table-cell table:formula="of:=&quot;    &quot;&amp;[.C8]&amp;CHAR(13)&amp;&quot;        &quot;&amp;[.D8]" office:value-type="string" office:string-value="    config BLDC_PWM2C_PA10&#13;        bool &quot;PA10&quot;" calcext:value-type="string">
            <text:p><text:s text:c="4"/>config BLDC_PWM2C_PA10 <text:s text:c="7"/>bool "PA10"</text:p>
          </table:table-cell>
          <table:table-cell table:number-columns-repeated="3"/>
          <table:table-cell table:formula="of:=&quot;    &quot;&amp;&quot;default &quot;&amp;[.B8]&amp;&quot; if BLDC_&quot;&amp;[.$B$30]&amp;&quot;_&quot;&amp;[.A8]" office:value-type="string" office:string-value="    default 10 if BLDC_PWM2C_PA10" calcext:value-type="string">
            <text:p><text:s text:c="4"/>default 10 if BLDC_PWM2C_PA10</text:p>
          </table:table-cell>
        </table:table-row>
        <table:table-row table:style-name="ro2">
          <table:table-cell office:value-type="string" calcext:value-type="string">
            <text:p>PA11</text:p>
          </table:table-cell>
          <table:table-cell office:value-type="float" office:value="11" calcext:value-type="float">
            <text:p>11</text:p>
          </table:table-cell>
          <table:table-cell table:formula="of:=&quot;config BLDC_&quot;&amp;[.$B$30]&amp;&quot;_&quot;&amp;[.A9]" office:value-type="string" office:string-value="config BLDC_PWM2C_PA11" calcext:value-type="string">
            <text:p>config BLDC_PWM2C_PA11</text:p>
          </table:table-cell>
          <table:table-cell table:formula="of:=&quot;bool &quot;&quot;&quot;&amp;[.A9]&amp;&quot;&quot;&quot;&quot;" office:value-type="string" office:string-value="bool &quot;PA11&quot;" calcext:value-type="string">
            <text:p>bool "PA11"</text:p>
          </table:table-cell>
          <table:table-cell table:formula="of:=&quot;    &quot;&amp;[.C9]&amp;CHAR(13)&amp;&quot;        &quot;&amp;[.D9]" office:value-type="string" office:string-value="    config BLDC_PWM2C_PA11&#13;        bool &quot;PA11&quot;" calcext:value-type="string">
            <text:p><text:s text:c="4"/>config BLDC_PWM2C_PA11 <text:s text:c="7"/>bool "PA11"</text:p>
          </table:table-cell>
          <table:table-cell table:number-columns-repeated="3"/>
          <table:table-cell table:formula="of:=&quot;    &quot;&amp;&quot;default &quot;&amp;[.B9]&amp;&quot; if BLDC_&quot;&amp;[.$B$30]&amp;&quot;_&quot;&amp;[.A9]" office:value-type="string" office:string-value="    default 11 if BLDC_PWM2C_PA11" calcext:value-type="string">
            <text:p><text:s text:c="4"/>default 11 if BLDC_PWM2C_PA11</text:p>
          </table:table-cell>
        </table:table-row>
        <table:table-row table:style-name="ro2">
          <table:table-cell office:value-type="string" calcext:value-type="string">
            <text:p>PA15</text:p>
          </table:table-cell>
          <table:table-cell office:value-type="float" office:value="15" calcext:value-type="float">
            <text:p>15</text:p>
          </table:table-cell>
          <table:table-cell table:formula="of:=&quot;config BLDC_&quot;&amp;[.$B$30]&amp;&quot;_&quot;&amp;[.A10]" office:value-type="string" office:string-value="config BLDC_PWM2C_PA15" calcext:value-type="string">
            <text:p>config BLDC_PWM2C_PA15</text:p>
          </table:table-cell>
          <table:table-cell table:formula="of:=&quot;bool &quot;&quot;&quot;&amp;[.A10]&amp;&quot;&quot;&quot;&quot;" office:value-type="string" office:string-value="bool &quot;PA15&quot;" calcext:value-type="string">
            <text:p>bool "PA15"</text:p>
          </table:table-cell>
          <table:table-cell table:formula="of:=&quot;    &quot;&amp;[.C10]&amp;CHAR(13)&amp;&quot;        &quot;&amp;[.D10]" office:value-type="string" office:string-value="    config BLDC_PWM2C_PA15&#13;        bool &quot;PA15&quot;" calcext:value-type="string">
            <text:p><text:s text:c="4"/>config BLDC_PWM2C_PA15 <text:s text:c="7"/>bool "PA15"</text:p>
          </table:table-cell>
          <table:table-cell table:number-columns-repeated="3"/>
          <table:table-cell table:formula="of:=&quot;    &quot;&amp;&quot;default &quot;&amp;[.B10]&amp;&quot; if BLDC_&quot;&amp;[.$B$30]&amp;&quot;_&quot;&amp;[.A10]" office:value-type="string" office:string-value="    default 15 if BLDC_PWM2C_PA15" calcext:value-type="string">
            <text:p><text:s text:c="4"/>default 15 if BLDC_PWM2C_PA15</text:p>
          </table:table-cell>
        </table:table-row>
        <table:table-row table:style-name="ro2">
          <table:table-cell office:value-type="string" calcext:value-type="string">
            <text:p>PB0</text:p>
          </table:table-cell>
          <table:table-cell office:value-type="float" office:value="16" calcext:value-type="float">
            <text:p>16</text:p>
          </table:table-cell>
          <table:table-cell table:formula="of:=&quot;config BLDC_&quot;&amp;[.$B$30]&amp;&quot;_&quot;&amp;[.A11]" office:value-type="string" office:string-value="config BLDC_PWM2C_PB0" calcext:value-type="string">
            <text:p>config BLDC_PWM2C_PB0</text:p>
          </table:table-cell>
          <table:table-cell table:formula="of:=&quot;bool &quot;&quot;&quot;&amp;[.A11]&amp;&quot;&quot;&quot;&quot;" office:value-type="string" office:string-value="bool &quot;PB0&quot;" calcext:value-type="string">
            <text:p>bool "PB0"</text:p>
          </table:table-cell>
          <table:table-cell table:formula="of:=&quot;    &quot;&amp;[.C11]&amp;CHAR(13)&amp;&quot;        &quot;&amp;[.D11]" office:value-type="string" office:string-value="    config BLDC_PWM2C_PB0&#13;        bool &quot;PB0&quot;" calcext:value-type="string">
            <text:p><text:s text:c="4"/>config BLDC_PWM2C_PB0 <text:s text:c="7"/>bool "PB0"</text:p>
          </table:table-cell>
          <table:table-cell table:number-columns-repeated="3"/>
          <table:table-cell table:formula="of:=&quot;    &quot;&amp;&quot;default &quot;&amp;[.B11]&amp;&quot; if BLDC_&quot;&amp;[.$B$30]&amp;&quot;_&quot;&amp;[.A11]" office:value-type="string" office:string-value="    default 16 if BLDC_PWM2C_PB0" calcext:value-type="string">
            <text:p><text:s text:c="4"/>default 16 if BLDC_PWM2C_PB0</text:p>
          </table:table-cell>
        </table:table-row>
        <table:table-row table:style-name="ro2">
          <table:table-cell office:value-type="string" calcext:value-type="string">
            <text:p>PB1</text:p>
          </table:table-cell>
          <table:table-cell office:value-type="float" office:value="17" calcext:value-type="float">
            <text:p>17</text:p>
          </table:table-cell>
          <table:table-cell table:formula="of:=&quot;config BLDC_&quot;&amp;[.$B$30]&amp;&quot;_&quot;&amp;[.A12]" office:value-type="string" office:string-value="config BLDC_PWM2C_PB1" calcext:value-type="string">
            <text:p>config BLDC_PWM2C_PB1</text:p>
          </table:table-cell>
          <table:table-cell table:formula="of:=&quot;bool &quot;&quot;&quot;&amp;[.A12]&amp;&quot;&quot;&quot;&quot;" office:value-type="string" office:string-value="bool &quot;PB1&quot;" calcext:value-type="string">
            <text:p>bool "PB1"</text:p>
          </table:table-cell>
          <table:table-cell table:formula="of:=&quot;    &quot;&amp;[.C12]&amp;CHAR(13)&amp;&quot;        &quot;&amp;[.D12]" office:value-type="string" office:string-value="    config BLDC_PWM2C_PB1&#13;        bool &quot;PB1&quot;" calcext:value-type="string">
            <text:p><text:s text:c="4"/>config BLDC_PWM2C_PB1 <text:s text:c="7"/>bool "PB1"</text:p>
          </table:table-cell>
          <table:table-cell table:number-columns-repeated="3"/>
          <table:table-cell table:formula="of:=&quot;    &quot;&amp;&quot;default &quot;&amp;[.B12]&amp;&quot; if BLDC_&quot;&amp;[.$B$30]&amp;&quot;_&quot;&amp;[.A12]" office:value-type="string" office:string-value="    default 17 if BLDC_PWM2C_PB1" calcext:value-type="string">
            <text:p><text:s text:c="4"/>default 17 if BLDC_PWM2C_PB1</text:p>
          </table:table-cell>
        </table:table-row>
        <table:table-row table:style-name="ro2">
          <table:table-cell office:value-type="string" calcext:value-type="string">
            <text:p>PB3</text:p>
          </table:table-cell>
          <table:table-cell office:value-type="float" office:value="19" calcext:value-type="float">
            <text:p>19</text:p>
          </table:table-cell>
          <table:table-cell table:formula="of:=&quot;config BLDC_&quot;&amp;[.$B$30]&amp;&quot;_&quot;&amp;[.A13]" office:value-type="string" office:string-value="config BLDC_PWM2C_PB3" calcext:value-type="string">
            <text:p>config BLDC_PWM2C_PB3</text:p>
          </table:table-cell>
          <table:table-cell table:formula="of:=&quot;bool &quot;&quot;&quot;&amp;[.A13]&amp;&quot;&quot;&quot;&quot;" office:value-type="string" office:string-value="bool &quot;PB3&quot;" calcext:value-type="string">
            <text:p>bool "PB3"</text:p>
          </table:table-cell>
          <table:table-cell table:formula="of:=&quot;    &quot;&amp;[.C13]&amp;CHAR(13)&amp;&quot;        &quot;&amp;[.D13]" office:value-type="string" office:string-value="    config BLDC_PWM2C_PB3&#13;        bool &quot;PB3&quot;" calcext:value-type="string">
            <text:p><text:s text:c="4"/>config BLDC_PWM2C_PB3 <text:s text:c="7"/>bool "PB3"</text:p>
          </table:table-cell>
          <table:table-cell table:number-columns-repeated="3"/>
          <table:table-cell table:formula="of:=&quot;    &quot;&amp;&quot;default &quot;&amp;[.B13]&amp;&quot; if BLDC_&quot;&amp;[.$B$30]&amp;&quot;_&quot;&amp;[.A13]" office:value-type="string" office:string-value="    default 19 if BLDC_PWM2C_PB3" calcext:value-type="string">
            <text:p><text:s text:c="4"/>default 19 if BLDC_PWM2C_PB3</text:p>
          </table:table-cell>
        </table:table-row>
        <table:table-row table:style-name="ro2"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table:formula="of:=&quot;config BLDC_&quot;&amp;[.$B$30]&amp;&quot;_&quot;&amp;[.A14]" office:value-type="string" office:string-value="config BLDC_PWM2C_PB4" calcext:value-type="string">
            <text:p>config BLDC_PWM2C_PB4</text:p>
          </table:table-cell>
          <table:table-cell table:formula="of:=&quot;bool &quot;&quot;&quot;&amp;[.A14]&amp;&quot;&quot;&quot;&quot;" office:value-type="string" office:string-value="bool &quot;PB4&quot;" calcext:value-type="string">
            <text:p>bool "PB4"</text:p>
          </table:table-cell>
          <table:table-cell table:formula="of:=&quot;    &quot;&amp;[.C14]&amp;CHAR(13)&amp;&quot;        &quot;&amp;[.D14]" office:value-type="string" office:string-value="    config BLDC_PWM2C_PB4&#13;        bool &quot;PB4&quot;" calcext:value-type="string">
            <text:p><text:s text:c="4"/>config BLDC_PWM2C_PB4 <text:s text:c="7"/>bool "PB4"</text:p>
          </table:table-cell>
          <table:table-cell table:number-columns-repeated="3"/>
          <table:table-cell table:formula="of:=&quot;    &quot;&amp;&quot;default &quot;&amp;[.B14]&amp;&quot; if BLDC_&quot;&amp;[.$B$30]&amp;&quot;_&quot;&amp;[.A14]" office:value-type="string" office:string-value="    default 20 if BLDC_PWM2C_PB4" calcext:value-type="string">
            <text:p><text:s text:c="4"/>default 20 if BLDC_PWM2C_PB4</text:p>
          </table:table-cell>
        </table:table-row>
        <table:table-row table:style-name="ro2">
          <table:table-cell office:value-type="string" calcext:value-type="string">
            <text:p>PB5</text:p>
          </table:table-cell>
          <table:table-cell office:value-type="float" office:value="21" calcext:value-type="float">
            <text:p>21</text:p>
          </table:table-cell>
          <table:table-cell table:formula="of:=&quot;config BLDC_&quot;&amp;[.$B$30]&amp;&quot;_&quot;&amp;[.A15]" office:value-type="string" office:string-value="config BLDC_PWM2C_PB5" calcext:value-type="string">
            <text:p>config BLDC_PWM2C_PB5</text:p>
          </table:table-cell>
          <table:table-cell table:formula="of:=&quot;bool &quot;&quot;&quot;&amp;[.A15]&amp;&quot;&quot;&quot;&quot;" office:value-type="string" office:string-value="bool &quot;PB5&quot;" calcext:value-type="string">
            <text:p>bool "PB5"</text:p>
          </table:table-cell>
          <table:table-cell table:formula="of:=&quot;    &quot;&amp;[.C15]&amp;CHAR(13)&amp;&quot;        &quot;&amp;[.D15]" office:value-type="string" office:string-value="    config BLDC_PWM2C_PB5&#13;        bool &quot;PB5&quot;" calcext:value-type="string">
            <text:p><text:s text:c="4"/>config BLDC_PWM2C_PB5 <text:s text:c="7"/>bool "PB5"</text:p>
          </table:table-cell>
          <table:table-cell table:number-columns-repeated="3"/>
          <table:table-cell table:formula="of:=&quot;    &quot;&amp;&quot;default &quot;&amp;[.B15]&amp;&quot; if BLDC_&quot;&amp;[.$B$30]&amp;&quot;_&quot;&amp;[.A15]" office:value-type="string" office:string-value="    default 21 if BLDC_PWM2C_PB5" calcext:value-type="string">
            <text:p><text:s text:c="4"/>default 21 if BLDC_PWM2C_PB5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22" calcext:value-type="float">
            <text:p>22</text:p>
          </table:table-cell>
          <table:table-cell table:formula="of:=&quot;config BLDC_&quot;&amp;[.$B$30]&amp;&quot;_&quot;&amp;[.A16]" office:value-type="string" office:string-value="config BLDC_PWM2C_PB6" calcext:value-type="string">
            <text:p>config BLDC_PWM2C_PB6</text:p>
          </table:table-cell>
          <table:table-cell table:formula="of:=&quot;bool &quot;&quot;&quot;&amp;[.A16]&amp;&quot;&quot;&quot;&quot;" office:value-type="string" office:string-value="bool &quot;PB6&quot;" calcext:value-type="string">
            <text:p>bool "PB6"</text:p>
          </table:table-cell>
          <table:table-cell table:formula="of:=&quot;    &quot;&amp;[.C16]&amp;CHAR(13)&amp;&quot;        &quot;&amp;[.D16]" office:value-type="string" office:string-value="    config BLDC_PWM2C_PB6&#13;        bool &quot;PB6&quot;" calcext:value-type="string">
            <text:p><text:s text:c="4"/>config BLDC_PWM2C_PB6 <text:s text:c="7"/>bool "PB6"</text:p>
          </table:table-cell>
          <table:table-cell table:number-columns-repeated="3"/>
          <table:table-cell table:formula="of:=&quot;    &quot;&amp;&quot;default &quot;&amp;[.B16]&amp;&quot; if BLDC_&quot;&amp;[.$B$30]&amp;&quot;_&quot;&amp;[.A16]" office:value-type="string" office:string-value="    default 22 if BLDC_PWM2C_PB6" calcext:value-type="string">
            <text:p><text:s text:c="4"/>default 22 if BLDC_PWM2C_PB6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23" calcext:value-type="float">
            <text:p>23</text:p>
          </table:table-cell>
          <table:table-cell table:formula="of:=&quot;config BLDC_&quot;&amp;[.$B$30]&amp;&quot;_&quot;&amp;[.A17]" office:value-type="string" office:string-value="config BLDC_PWM2C_PB7" calcext:value-type="string">
            <text:p>config BLDC_PWM2C_PB7</text:p>
          </table:table-cell>
          <table:table-cell table:formula="of:=&quot;bool &quot;&quot;&quot;&amp;[.A17]&amp;&quot;&quot;&quot;&quot;" office:value-type="string" office:string-value="bool &quot;PB7&quot;" calcext:value-type="string">
            <text:p>bool "PB7"</text:p>
          </table:table-cell>
          <table:table-cell table:formula="of:=&quot;    &quot;&amp;[.C17]&amp;CHAR(13)&amp;&quot;        &quot;&amp;[.D17]" office:value-type="string" office:string-value="    config BLDC_PWM2C_PB7&#13;        bool &quot;PB7&quot;" calcext:value-type="string">
            <text:p><text:s text:c="4"/>config BLDC_PWM2C_PB7 <text:s text:c="7"/>bool "PB7"</text:p>
          </table:table-cell>
          <table:table-cell table:number-columns-repeated="3"/>
          <table:table-cell table:formula="of:=&quot;    &quot;&amp;&quot;default &quot;&amp;[.B17]&amp;&quot; if BLDC_&quot;&amp;[.$B$30]&amp;&quot;_&quot;&amp;[.A17]" office:value-type="string" office:string-value="    default 23 if BLDC_PWM2C_PB7" calcext:value-type="string">
            <text:p><text:s text:c="4"/>default 23 if BLDC_PWM2C_PB7</text:p>
          </table:table-cell>
        </table:table-row>
        <table:table-row table:style-name="ro2">
          <table:table-cell office:value-type="string" calcext:value-type="string">
            <text:p>PB8</text:p>
          </table:table-cell>
          <table:table-cell office:value-type="float" office:value="24" calcext:value-type="float">
            <text:p>24</text:p>
          </table:table-cell>
          <table:table-cell table:formula="of:=&quot;config BLDC_&quot;&amp;[.$B$30]&amp;&quot;_&quot;&amp;[.A18]" office:value-type="string" office:string-value="config BLDC_PWM2C_PB8" calcext:value-type="string">
            <text:p>config BLDC_PWM2C_PB8</text:p>
          </table:table-cell>
          <table:table-cell table:formula="of:=&quot;bool &quot;&quot;&quot;&amp;[.A18]&amp;&quot;&quot;&quot;&quot;" office:value-type="string" office:string-value="bool &quot;PB8&quot;" calcext:value-type="string">
            <text:p>bool "PB8"</text:p>
          </table:table-cell>
          <table:table-cell table:formula="of:=&quot;    &quot;&amp;[.C18]&amp;CHAR(13)&amp;&quot;        &quot;&amp;[.D18]" office:value-type="string" office:string-value="    config BLDC_PWM2C_PB8&#13;        bool &quot;PB8&quot;" calcext:value-type="string">
            <text:p><text:s text:c="4"/>config BLDC_PWM2C_PB8 <text:s text:c="7"/>bool "PB8"</text:p>
          </table:table-cell>
          <table:table-cell table:number-columns-repeated="3"/>
          <table:table-cell table:formula="of:=&quot;    &quot;&amp;&quot;default &quot;&amp;[.B18]&amp;&quot; if BLDC_&quot;&amp;[.$B$30]&amp;&quot;_&quot;&amp;[.A18]" office:value-type="string" office:string-value="    default 24 if BLDC_PWM2C_PB8" calcext:value-type="string">
            <text:p><text:s text:c="4"/>default 24 if BLDC_PWM2C_PB8</text:p>
          </table:table-cell>
        </table:table-row>
        <table:table-row table:style-name="ro2">
          <table:table-cell office:value-type="string" calcext:value-type="string">
            <text:p>PB9</text:p>
          </table:table-cell>
          <table:table-cell office:value-type="float" office:value="25" calcext:value-type="float">
            <text:p>25</text:p>
          </table:table-cell>
          <table:table-cell table:formula="of:=&quot;config BLDC_&quot;&amp;[.$B$30]&amp;&quot;_&quot;&amp;[.A19]" office:value-type="string" office:string-value="config BLDC_PWM2C_PB9" calcext:value-type="string">
            <text:p>config BLDC_PWM2C_PB9</text:p>
          </table:table-cell>
          <table:table-cell table:formula="of:=&quot;bool &quot;&quot;&quot;&amp;[.A19]&amp;&quot;&quot;&quot;&quot;" office:value-type="string" office:string-value="bool &quot;PB9&quot;" calcext:value-type="string">
            <text:p>bool "PB9"</text:p>
          </table:table-cell>
          <table:table-cell table:formula="of:=&quot;    &quot;&amp;[.C19]&amp;CHAR(13)&amp;&quot;        &quot;&amp;[.D19]" office:value-type="string" office:string-value="    config BLDC_PWM2C_PB9&#13;        bool &quot;PB9&quot;" calcext:value-type="string">
            <text:p><text:s text:c="4"/>config BLDC_PWM2C_PB9 <text:s text:c="7"/>bool "PB9"</text:p>
          </table:table-cell>
          <table:table-cell table:number-columns-repeated="3"/>
          <table:table-cell table:formula="of:=&quot;    &quot;&amp;&quot;default &quot;&amp;[.B19]&amp;&quot; if BLDC_&quot;&amp;[.$B$30]&amp;&quot;_&quot;&amp;[.A19]" office:value-type="string" office:string-value="    default 25 if BLDC_PWM2C_PB9" calcext:value-type="string">
            <text:p><text:s text:c="4"/>default 25 if BLDC_PWM2C_PB9</text:p>
          </table:table-cell>
        </table:table-row>
        <table:table-row table:style-name="ro2">
          <table:table-cell office:value-type="string" calcext:value-type="string">
            <text:p>PB10</text:p>
          </table:table-cell>
          <table:table-cell office:value-type="float" office:value="26" calcext:value-type="float">
            <text:p>26</text:p>
          </table:table-cell>
          <table:table-cell table:formula="of:=&quot;config BLDC_&quot;&amp;[.$B$30]&amp;&quot;_&quot;&amp;[.A20]" office:value-type="string" office:string-value="config BLDC_PWM2C_PB10" calcext:value-type="string">
            <text:p>config BLDC_PWM2C_PB10</text:p>
          </table:table-cell>
          <table:table-cell table:formula="of:=&quot;bool &quot;&quot;&quot;&amp;[.A20]&amp;&quot;&quot;&quot;&quot;" office:value-type="string" office:string-value="bool &quot;PB10&quot;" calcext:value-type="string">
            <text:p>bool "PB10"</text:p>
          </table:table-cell>
          <table:table-cell table:formula="of:=&quot;    &quot;&amp;[.C20]&amp;CHAR(13)&amp;&quot;        &quot;&amp;[.D20]" office:value-type="string" office:string-value="    config BLDC_PWM2C_PB10&#13;        bool &quot;PB10&quot;" calcext:value-type="string">
            <text:p><text:s text:c="4"/>config BLDC_PWM2C_PB10 <text:s text:c="7"/>bool "PB10"</text:p>
          </table:table-cell>
          <table:table-cell table:number-columns-repeated="3"/>
          <table:table-cell table:formula="of:=&quot;    &quot;&amp;&quot;default &quot;&amp;[.B20]&amp;&quot; if BLDC_&quot;&amp;[.$B$30]&amp;&quot;_&quot;&amp;[.A20]" office:value-type="string" office:string-value="    default 26 if BLDC_PWM2C_PB10" calcext:value-type="string">
            <text:p><text:s text:c="4"/>default 26 if BLDC_PWM2C_PB10</text:p>
          </table:table-cell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29" calcext:value-type="float">
            <text:p>29</text:p>
          </table:table-cell>
          <table:table-cell table:formula="of:=&quot;config BLDC_&quot;&amp;[.$B$30]&amp;&quot;_&quot;&amp;[.A21]" office:value-type="string" office:string-value="config BLDC_PWM2C_PB13" calcext:value-type="string">
            <text:p>config BLDC_PWM2C_PB13</text:p>
          </table:table-cell>
          <table:table-cell table:formula="of:=&quot;bool &quot;&quot;&quot;&amp;[.A21]&amp;&quot;&quot;&quot;&quot;" office:value-type="string" office:string-value="bool &quot;PB13&quot;" calcext:value-type="string">
            <text:p>bool "PB13"</text:p>
          </table:table-cell>
          <table:table-cell table:formula="of:=&quot;    &quot;&amp;[.C21]&amp;CHAR(13)&amp;&quot;        &quot;&amp;[.D21]" office:value-type="string" office:string-value="    config BLDC_PWM2C_PB13&#13;        bool &quot;PB13&quot;" calcext:value-type="string">
            <text:p><text:s text:c="4"/>config BLDC_PWM2C_PB13 <text:s text:c="7"/>bool "PB13"</text:p>
          </table:table-cell>
          <table:table-cell table:number-columns-repeated="3"/>
          <table:table-cell table:formula="of:=&quot;    &quot;&amp;&quot;default &quot;&amp;[.B21]&amp;&quot; if BLDC_&quot;&amp;[.$B$30]&amp;&quot;_&quot;&amp;[.A21]" office:value-type="string" office:string-value="    default 29 if BLDC_PWM2C_PB13" calcext:value-type="string">
            <text:p><text:s text:c="4"/>default 29 if BLDC_PWM2C_PB13</text:p>
          </table:table-cell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30" calcext:value-type="float">
            <text:p>30</text:p>
          </table:table-cell>
          <table:table-cell table:formula="of:=&quot;config BLDC_&quot;&amp;[.$B$30]&amp;&quot;_&quot;&amp;[.A22]" office:value-type="string" office:string-value="config BLDC_PWM2C_PB14" calcext:value-type="string">
            <text:p>config BLDC_PWM2C_PB14</text:p>
          </table:table-cell>
          <table:table-cell table:formula="of:=&quot;bool &quot;&quot;&quot;&amp;[.A22]&amp;&quot;&quot;&quot;&quot;" office:value-type="string" office:string-value="bool &quot;PB14&quot;" calcext:value-type="string">
            <text:p>bool "PB14"</text:p>
          </table:table-cell>
          <table:table-cell table:formula="of:=&quot;    &quot;&amp;[.C22]&amp;CHAR(13)&amp;&quot;        &quot;&amp;[.D22]" office:value-type="string" office:string-value="    config BLDC_PWM2C_PB14&#13;        bool &quot;PB14&quot;" calcext:value-type="string">
            <text:p><text:s text:c="4"/>config BLDC_PWM2C_PB14 <text:s text:c="7"/>bool "PB14"</text:p>
          </table:table-cell>
          <table:table-cell table:number-columns-repeated="3"/>
          <table:table-cell table:formula="of:=&quot;    &quot;&amp;&quot;default &quot;&amp;[.B22]&amp;&quot; if BLDC_&quot;&amp;[.$B$30]&amp;&quot;_&quot;&amp;[.A22]" office:value-type="string" office:string-value="    default 30 if BLDC_PWM2C_PB14" calcext:value-type="string">
            <text:p><text:s text:c="4"/>default 30 if BLDC_PWM2C_PB14</text:p>
          </table:table-cell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31" calcext:value-type="float">
            <text:p>31</text:p>
          </table:table-cell>
          <table:table-cell table:formula="of:=&quot;config BLDC_&quot;&amp;[.$B$30]&amp;&quot;_&quot;&amp;[.A23]" office:value-type="string" office:string-value="config BLDC_PWM2C_PB15" calcext:value-type="string">
            <text:p>config BLDC_PWM2C_PB15</text:p>
          </table:table-cell>
          <table:table-cell table:formula="of:=&quot;bool &quot;&quot;&quot;&amp;[.A23]&amp;&quot;&quot;&quot;&quot;" office:value-type="string" office:string-value="bool &quot;PB15&quot;" calcext:value-type="string">
            <text:p>bool "PB15"</text:p>
          </table:table-cell>
          <table:table-cell table:formula="of:=&quot;    &quot;&amp;[.C23]&amp;CHAR(13)&amp;&quot;        &quot;&amp;[.D23]" office:value-type="string" office:string-value="    config BLDC_PWM2C_PB15&#13;        bool &quot;PB15&quot;" calcext:value-type="string">
            <text:p><text:s text:c="4"/>config BLDC_PWM2C_PB15 <text:s text:c="7"/>bool "PB15"</text:p>
          </table:table-cell>
          <table:table-cell table:number-columns-repeated="3"/>
          <table:table-cell table:formula="of:=&quot;    &quot;&amp;&quot;default &quot;&amp;[.B23]&amp;&quot; if BLDC_&quot;&amp;[.$B$30]&amp;&quot;_&quot;&amp;[.A23]" office:value-type="string" office:string-value="    default 31 if BLDC_PWM2C_PB15" calcext:value-type="string">
            <text:p><text:s text:c="4"/>default 31 if BLDC_PWM2C_PB15</text:p>
          </table:table-cell>
        </table:table-row>
        <table:table-row table:style-name="ro2">
          <table:table-cell office:value-type="string" calcext:value-type="string">
            <text:p>PC6</text:p>
          </table:table-cell>
          <table:table-cell office:value-type="float" office:value="38" calcext:value-type="float">
            <text:p>38</text:p>
          </table:table-cell>
          <table:table-cell table:formula="of:=&quot;config BLDC_&quot;&amp;[.$B$30]&amp;&quot;_&quot;&amp;[.A24]" office:value-type="string" office:string-value="config BLDC_PWM2C_PC6" calcext:value-type="string">
            <text:p>config BLDC_PWM2C_PC6</text:p>
          </table:table-cell>
          <table:table-cell table:formula="of:=&quot;bool &quot;&quot;&quot;&amp;[.A24]&amp;&quot;&quot;&quot;&quot;" office:value-type="string" office:string-value="bool &quot;PC6&quot;" calcext:value-type="string">
            <text:p>bool "PC6"</text:p>
          </table:table-cell>
          <table:table-cell table:formula="of:=&quot;    &quot;&amp;[.C24]&amp;CHAR(13)&amp;&quot;        &quot;&amp;[.D24]" office:value-type="string" office:string-value="    config BLDC_PWM2C_PC6&#13;        bool &quot;PC6&quot;" calcext:value-type="string">
            <text:p><text:s text:c="4"/>config BLDC_PWM2C_PC6 <text:s text:c="7"/>bool "PC6"</text:p>
          </table:table-cell>
          <table:table-cell table:number-columns-repeated="3"/>
          <table:table-cell table:formula="of:=&quot;    &quot;&amp;&quot;default &quot;&amp;[.B24]&amp;&quot; if BLDC_&quot;&amp;[.$B$30]&amp;&quot;_&quot;&amp;[.A24]" office:value-type="string" office:string-value="    default 38 if BLDC_PWM2C_PC6" calcext:value-type="string">
            <text:p><text:s text:c="4"/>default 38 if BLDC_PWM2C_PC6</text:p>
          </table:table-cell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39" calcext:value-type="float">
            <text:p>39</text:p>
          </table:table-cell>
          <table:table-cell table:formula="of:=&quot;config BLDC_&quot;&amp;[.$B$30]&amp;&quot;_&quot;&amp;[.A25]" office:value-type="string" office:string-value="config BLDC_PWM2C_PC7" calcext:value-type="string">
            <text:p>config BLDC_PWM2C_PC7</text:p>
          </table:table-cell>
          <table:table-cell table:formula="of:=&quot;bool &quot;&quot;&quot;&amp;[.A25]&amp;&quot;&quot;&quot;&quot;" office:value-type="string" office:string-value="bool &quot;PC7&quot;" calcext:value-type="string">
            <text:p>bool "PC7"</text:p>
          </table:table-cell>
          <table:table-cell table:formula="of:=&quot;    &quot;&amp;[.C25]&amp;CHAR(13)&amp;&quot;        &quot;&amp;[.D25]" office:value-type="string" office:string-value="    config BLDC_PWM2C_PC7&#13;        bool &quot;PC7&quot;" calcext:value-type="string">
            <text:p><text:s text:c="4"/>config BLDC_PWM2C_PC7 <text:s text:c="7"/>bool "PC7"</text:p>
          </table:table-cell>
          <table:table-cell table:number-columns-repeated="3"/>
          <table:table-cell table:formula="of:=&quot;    &quot;&amp;&quot;default &quot;&amp;[.B25]&amp;&quot; if BLDC_&quot;&amp;[.$B$30]&amp;&quot;_&quot;&amp;[.A25]" office:value-type="string" office:string-value="    default 39 if BLDC_PWM2C_PC7" calcext:value-type="string">
            <text:p><text:s text:c="4"/>default 39 if BLDC_PWM2C_PC7</text:p>
          </table:table-cell>
        </table:table-row>
        <table:table-row table:style-name="ro2">
          <table:table-cell office:value-type="string" calcext:value-type="string">
            <text:p>PC8</text:p>
          </table:table-cell>
          <table:table-cell office:value-type="float" office:value="40" calcext:value-type="float">
            <text:p>40</text:p>
          </table:table-cell>
          <table:table-cell table:formula="of:=&quot;config BLDC_&quot;&amp;[.$B$30]&amp;&quot;_&quot;&amp;[.A26]" office:value-type="string" office:string-value="config BLDC_PWM2C_PC8" calcext:value-type="string">
            <text:p>config BLDC_PWM2C_PC8</text:p>
          </table:table-cell>
          <table:table-cell table:formula="of:=&quot;bool &quot;&quot;&quot;&amp;[.A26]&amp;&quot;&quot;&quot;&quot;" office:value-type="string" office:string-value="bool &quot;PC8&quot;" calcext:value-type="string">
            <text:p>bool "PC8"</text:p>
          </table:table-cell>
          <table:table-cell table:formula="of:=&quot;    &quot;&amp;[.C26]&amp;CHAR(13)&amp;&quot;        &quot;&amp;[.D26]" office:value-type="string" office:string-value="    config BLDC_PWM2C_PC8&#13;        bool &quot;PC8&quot;" calcext:value-type="string">
            <text:p><text:s text:c="4"/>config BLDC_PWM2C_PC8 <text:s text:c="7"/>bool "PC8"</text:p>
          </table:table-cell>
          <table:table-cell table:number-columns-repeated="3"/>
          <table:table-cell table:formula="of:=&quot;    &quot;&amp;&quot;default &quot;&amp;[.B26]&amp;&quot; if BLDC_&quot;&amp;[.$B$30]&amp;&quot;_&quot;&amp;[.A26]" office:value-type="string" office:string-value="    default 40 if BLDC_PWM2C_PC8" calcext:value-type="string">
            <text:p><text:s text:c="4"/>default 40 if BLDC_PWM2C_PC8</text:p>
          </table:table-cell>
        </table:table-row>
        <table:table-row table:style-name="ro2">
          <table:table-cell office:value-type="string" calcext:value-type="string">
            <text:p>PC9</text:p>
          </table:table-cell>
          <table:table-cell office:value-type="float" office:value="41" calcext:value-type="float">
            <text:p>41</text:p>
          </table:table-cell>
          <table:table-cell table:formula="of:=&quot;config BLDC_&quot;&amp;[.$B$30]&amp;&quot;_&quot;&amp;[.A27]" office:value-type="string" office:string-value="config BLDC_PWM2C_PC9" calcext:value-type="string">
            <text:p>config BLDC_PWM2C_PC9</text:p>
          </table:table-cell>
          <table:table-cell table:formula="of:=&quot;bool &quot;&quot;&quot;&amp;[.A27]&amp;&quot;&quot;&quot;&quot;" office:value-type="string" office:string-value="bool &quot;PC9&quot;" calcext:value-type="string">
            <text:p>bool "PC9"</text:p>
          </table:table-cell>
          <table:table-cell table:formula="of:=&quot;    &quot;&amp;[.C27]&amp;CHAR(13)&amp;&quot;        &quot;&amp;[.D27]" office:value-type="string" office:string-value="    config BLDC_PWM2C_PC9&#13;        bool &quot;PC9&quot;" calcext:value-type="string">
            <text:p><text:s text:c="4"/>config BLDC_PWM2C_PC9 <text:s text:c="7"/>bool "PC9"</text:p>
          </table:table-cell>
          <table:table-cell table:number-columns-repeated="3"/>
          <table:table-cell table:formula="of:=&quot;    &quot;&amp;&quot;default &quot;&amp;[.B27]&amp;&quot; if BLDC_&quot;&amp;[.$B$30]&amp;&quot;_&quot;&amp;[.A27]" office:value-type="string" office:string-value="    default 41 if BLDC_PWM2C_PC9" calcext:value-type="string">
            <text:p><text:s text:c="4"/>default 41 if BLDC_PWM2C_PC9</text:p>
          </table:table-cell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office:value-type="string" calcext:value-type="string">
            <text:p>PIN</text:p>
          </table:table-cell>
          <table:table-cell table:style-name="ce1" office:value-type="string" calcext:value-type="string">
            <text:p>PWM2C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Hárok1.A1:Hárok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.00.0000</text:date>, <text:time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9T08:23:32.385214466</meta:creation-date>
    <dc:date>2022-02-20T11:13:07.520416689</dc:date>
    <meta:editing-duration>P1DT1H18M32S</meta:editing-duration>
    <meta:editing-cycles>7</meta:editing-cycles>
    <meta:generator>LibreOffice/6.0.7.3$Linux_X86_64 LibreOffice_project/00m0$Build-3</meta:generator>
    <meta:document-statistic meta:table-count="1" meta:cell-count="164" meta:object-count="0"/>
  </office:meta>
</office:document-meta>
</file>